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557cm" svg:height="0.862cm" svg:x="0.374cm" svg:y="0.568cm">
          <text:p text:style-name="P1"><text:span text:style-name="T1">Article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57cm" svg:height="0.862cm" svg:x="0.375cm" svg:y="2.968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387cm" fo:margin-bottom="0.416cm" fo:margin-left="0.387cm" fo:margin-right="0.42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co Schulze</meta:initial-creator>
    <meta:creation-date>2006-11-25T21:55:39</meta:creation-date>
    <dc:creator>Marco Schulze</dc:creator>
    <dc:date>2006-11-26T04:19:06</dc:date>
    <dc:language>en-US</dc:language>
    <meta:editing-cycles>2</meta:editing-cycles>
    <meta:editing-duration>PT6H23M30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